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7ea9" officeooo:paragraph-rsid="00107ea9" style:font-weight-asian="bold" style:font-weight-complex="bold"/>
    </style:style>
    <style:style style:name="P2" style:family="paragraph" style:parent-style-name="Standard">
      <style:text-properties fo:font-weight="normal" officeooo:rsid="00107ea9" officeooo:paragraph-rsid="00107ea9" style:font-weight-asian="normal" style:font-weight-complex="normal"/>
    </style:style>
    <style:style style:name="P3" style:family="paragraph" style:parent-style-name="Standard">
      <style:text-properties fo:font-weight="normal" officeooo:rsid="0017e431" officeooo:paragraph-rsid="0017e431" style:font-weight-asian="normal" style:font-weight-complex="normal"/>
    </style:style>
    <style:style style:name="P4" style:family="paragraph" style:parent-style-name="Standard">
      <style:text-properties fo:font-weight="normal" officeooo:rsid="001dbf42" officeooo:paragraph-rsid="001dbf42" style:font-weight-asian="normal" style:font-weight-complex="normal"/>
    </style:style>
    <style:style style:name="P5" style:family="paragraph" style:parent-style-name="Standard">
      <style:text-properties fo:font-weight="normal" officeooo:rsid="001e182e" officeooo:paragraph-rsid="001e182e" style:font-weight-asian="normal" style:font-weight-complex="normal"/>
    </style:style>
    <style:style style:name="P6" style:family="paragraph" style:parent-style-name="Standard">
      <style:text-properties fo:font-weight="normal" officeooo:rsid="0030c05f" officeooo:paragraph-rsid="0030c05f" style:font-weight-asian="normal" style:font-weight-complex="normal"/>
    </style:style>
    <style:style style:name="P7" style:family="paragraph" style:parent-style-name="Standard">
      <style:text-properties fo:font-weight="normal" officeooo:rsid="0030c05f" officeooo:paragraph-rsid="00341dea" style:font-weight-asian="normal" style:font-weight-complex="normal"/>
    </style:style>
    <style:style style:name="P8" style:family="paragraph" style:parent-style-name="Standard">
      <style:text-properties fo:font-weight="normal" officeooo:rsid="00341dea" officeooo:paragraph-rsid="00341dea" style:font-weight-asian="normal" style:font-weight-complex="normal"/>
    </style:style>
    <style:style style:name="P9" style:family="paragraph" style:parent-style-name="Standard">
      <style:text-properties fo:font-weight="normal" officeooo:rsid="003bc7a1" officeooo:paragraph-rsid="003bc7a1" style:font-weight-asian="normal" style:font-weight-complex="normal"/>
    </style:style>
    <style:style style:name="P10" style:family="paragraph" style:parent-style-name="Standard">
      <style:text-properties fo:font-weight="normal" officeooo:rsid="003e3533" officeooo:paragraph-rsid="003e3533" style:font-weight-asian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weight="normal" officeooo:rsid="0017e431" officeooo:paragraph-rsid="0017e431" style:font-weight-asian="normal" style:font-weight-complex="normal"/>
    </style:style>
    <style:style style:name="P12" style:family="paragraph" style:parent-style-name="Standard">
      <style:text-properties fo:font-weight="normal" officeooo:rsid="0017e431" officeooo:paragraph-rsid="0017e431" style:font-weight-asian="normal" style:font-weight-complex="normal"/>
    </style:style>
    <style:style style:name="P13" style:family="paragraph" style:parent-style-name="Standard">
      <style:text-properties fo:font-weight="normal" officeooo:rsid="00405599" officeooo:paragraph-rsid="00405599" style:font-weight-asian="normal" style:font-weight-complex="normal"/>
    </style:style>
    <style:style style:name="P14" style:family="paragraph" style:parent-style-name="Standard">
      <style:text-properties fo:font-weight="normal" officeooo:rsid="0046979b" officeooo:paragraph-rsid="0046979b" style:font-weight-asian="normal" style:font-weight-complex="normal"/>
    </style:style>
    <style:style style:name="P15" style:family="paragraph" style:parent-style-name="Standard">
      <style:text-properties fo:font-weight="normal" officeooo:rsid="0030c05f" officeooo:paragraph-rsid="0030c05f" style:font-weight-asian="normal" style:font-weight-complex="normal"/>
    </style:style>
    <style:style style:name="P16" style:family="paragraph" style:parent-style-name="Standard">
      <style:text-properties fo:font-weight="normal" officeooo:rsid="005b1789" officeooo:paragraph-rsid="005b1789" style:font-weight-asian="normal" style:font-weight-complex="normal"/>
    </style:style>
    <style:style style:name="P17" style:family="paragraph" style:parent-style-name="Standard">
      <style:text-properties fo:font-weight="normal" officeooo:rsid="003e3533" officeooo:paragraph-rsid="003e3533" style:font-weight-asian="normal" style:font-weight-complex="normal"/>
    </style:style>
    <style:style style:name="P18" style:family="paragraph" style:parent-style-name="Standard">
      <style:text-properties fo:font-weight="normal" officeooo:rsid="007618aa" officeooo:paragraph-rsid="007618aa" style:font-weight-asian="normal" style:font-weight-complex="normal"/>
    </style:style>
    <style:style style:name="T1" style:family="text">
      <style:text-properties officeooo:rsid="001dbf42"/>
    </style:style>
    <style:style style:name="T2" style:family="text">
      <style:text-properties officeooo:rsid="001e182e"/>
    </style:style>
    <style:style style:name="T3" style:family="text">
      <style:text-properties officeooo:rsid="002092f8"/>
    </style:style>
    <style:style style:name="T4" style:family="text">
      <style:text-properties officeooo:rsid="00341dea"/>
    </style:style>
    <style:style style:name="T5" style:family="text">
      <style:text-properties officeooo:rsid="003bc7a1"/>
    </style:style>
    <style:style style:name="T6" style:family="text">
      <style:text-properties officeooo:rsid="0046979b"/>
    </style:style>
    <style:style style:name="T7" style:family="text">
      <style:text-properties officeooo:rsid="0030c05f"/>
    </style:style>
    <style:style style:name="T8" style:family="text">
      <style:text-properties officeooo:rsid="00687ee6"/>
    </style:style>
    <style:style style:name="T9" style:family="text">
      <style:text-properties officeooo:rsid="007964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ravel installation in ubuntu</text:p>
      <text:p text:style-name="P2"/>
      <text:p text:style-name="P3">1) Install Composer</text:p>
      <text:p text:style-name="P3"/>
      <text:p text:style-name="P3">php -r "copy('https://getcomposer.org/installer', 'composer-setup.php');"</text:p>
      <text:p text:style-name="P3"/>
      <text:p text:style-name="P3">php -r "if (hash_file('sha384', 'composer-setup.php') === '906a84df04cea2aa72f40b5f787e49f22d4c2f19492ac310e8cba5b96ac8b64115ac402c8cd292b8a03482574915d1a8') { echo 'Installer verified'; } else { echo 'Installer corrupt'; unlink('composer-setup.php'); } echo PHP_EOL;"</text:p>
      <text:p text:style-name="P3"/>
      <text:p text:style-name="P3">php composer-setup.php</text:p>
      <text:p text:style-name="P3"/>
      <text:p text:style-name="P4">2) Now move file composer.phar to a directory that is in your path</text:p>
      <text:p text:style-name="P5">for this open <text:span text:style-name="T1">/usr/local</text:span></text:p>
      <text:p text:style-name="P5">and give read and write permissions to bin folder</text:p>
      <text:p text:style-name="P5"/>
      <text:p text:style-name="P5">sudo chmod -R 777 bin</text:p>
      <text:p text:style-name="P5"/>
      <text:p text:style-name="P5">Nov run this command</text:p>
      <text:p text:style-name="P4">sudo mv composer.phar /usr/local/bin/composer</text:p>
      <text:p text:style-name="P4"/>
      <text:p text:style-name="P5">3) Close Terminal and open again</text:p>
      <text:p text:style-name="P4"/>
      <text:p text:style-name="P3"><text:span text:style-name="T2">4</text:span>) check version</text:p>
      <text:p text:style-name="P3">composer</text:p>
      <text:p text:style-name="P3"/>
      <text:p text:style-name="P13">5) Check php version</text:p>
      <text:p text:style-name="P13">php -v</text:p>
      <text:p text:style-name="P13"/>
      <text:p text:style-name="P13">6) If error, php is not installed</text:p>
      <text:p text:style-name="P13">php not found</text:p>
      <text:p text:style-name="P13"/>
      <text:p text:style-name="P13">7) run this command to take php from lampp folder and copy it usr/local folder</text:p>
      <text:p text:style-name="P13">sudo ln -s /opt/lampp/bin/php /usr/local/bin/php</text:p>
      <text:p text:style-name="P13"/>
      <text:p text:style-name="P14">8) Now again check version</text:p>
      <text:p text:style-name="P14">php -v </text:p>
      <text:p text:style-name="P14">It will show </text:p>
      <text:p text:style-name="P14">PHP 8.0.12 (cli) (built: Oct 20 2021 16:19:43) ( NTS )</text:p>
      <text:p text:style-name="P14">Copyright (c) The PHP Group</text:p>
      <text:p text:style-name="P14">Zend Engine v4.0.12, Copyright (c) Zend Technologies</text:p>
      <text:p text:style-name="P3"/>
      <text:p text:style-name="P3"><text:span text:style-name="T6">9)</text:span> Install Laravel</text:p>
      <text:p text:style-name="P3">composer global require laravel/installer</text:p>
      <text:p text:style-name="P3"/>
      <text:p text:style-name="P3"><text:span text:style-name="T6">10</text:span>) check version</text:p>
      <text:p text:style-name="P3">laravel</text:p>
      <text:p text:style-name="P3"/>
      <text:p text:style-name="P3"><text:span text:style-name="T6">11</text:span>) if error like laravel not found</text:p>
      <text:p text:style-name="P11">Steps:</text:p>
      <text:p text:style-name="P11"/>
      <text:p text:style-name="P11"><text:soft-page-break/>1) Open .bashrc with nano:</text:p>
      <text:p text:style-name="P11"><text:s/>nano /home/$USER/.bashrc</text:p>
      <text:p text:style-name="P11"/>
      <text:p text:style-name="P11">2) Add this line </text:p>
      <text:p text:style-name="P11">export PATH=$HOME/.composer/vendor/bin:$PATH.</text:p>
      <text:p text:style-name="P11"/>
      <text:p text:style-name="P11">Save it and exit </text:p>
      <text:p text:style-name="P11"/>
      <text:p text:style-name="P11">3) run this</text:p>
      <text:p text:style-name="P11">source /home/$USER/.bashrc</text:p>
      <text:p text:style-name="P3"/>
      <text:p text:style-name="P3"><text:span text:style-name="T6">12</text:span>) Now again check laravel version</text:p>
      <text:p text:style-name="P3">laravel</text:p>
      <text:p text:style-name="P3"/>
      <text:p text:style-name="P6"><text:span text:style-name="T6">13</text:span>) create a project using this</text:p>
      <text:p text:style-name="P16">laravel new example-app</text:p>
      <text:p text:style-name="P6"/>
      <text:p text:style-name="P16">or </text:p>
      <text:p text:style-name="P16"/>
      <text:p text:style-name="P16"><text:span text:style-name="T7">composer create-project laravel/laravel example-app</text:span></text:p>
      <text:p text:style-name="P7"/>
      <text:p text:style-name="P8">1<text:span text:style-name="T8">4</text:span>) <text:span text:style-name="T5">open folder using this</text:span></text:p>
      <text:p text:style-name="P9">cd example-app/</text:p>
      <text:p text:style-name="P9"/>
      <text:p text:style-name="P10">1<text:span text:style-name="T8">5</text:span>) run the website using this</text:p>
      <text:p text:style-name="P10">php artisan serv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Important Link<text:span text:style-name="T9">s</text:span>:</text:p>
      <text:p text:style-name="P18"/>
      <text:p text:style-name="P18"><text:a xlink:type="simple" xlink:href="https://askubuntu.com/questions/604522/install-composer-and-configure-with-xampp" text:style-name="Internet_20_link" text:visited-style-name="Visited_20_Internet_20_Link">https://askubuntu.com/questions/604522/install-composer-and-configure-with-xampp</text:a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3:07:24.604165779</meta:creation-date>
    <dc:date>2021-11-24T12:38:45.318079525</dc:date>
    <meta:editing-duration>PT59M2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233" meta:character-count="1695" meta:non-whitespace-character-count="1507"/>
  </office:meta>
</office:document-meta>
</file>